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3035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9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scope</text:p>
          </table:table-cell>
          <table:table-cell office:value-type="string">
            <text:p>sequential runtime</text:p>
          </table:table-cell>
          <table:table-cell office:value-type="string">
            <text:p>parallel walltime</text:p>
          </table:table-cell>
          <table:table-cell office:value-type="string">
            <text:p>parallel overhead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 table:number-columns-repeated="8"/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table:style-name="ce1" office:value-type="float" office:value="60.4608529976429">
            <text:p>60.46</text:p>
          </table:table-cell>
          <table:table-cell table:style-name="ce1" table:formula="of:=[.$P$1]*[.D2]-[.C2]" office:value-type="float" office:value="3561.23459184914">
            <text:p>3561.23</text:p>
          </table:table-cell>
          <table:table-cell table:style-name="ce1" table:formula="of:=[.C2]/[.D2]" office:value-type="float" office:value="5.09850563987276">
            <text:p>5.10</text:p>
          </table:table-cell>
          <table:table-cell table:style-name="ce1" table:formula="of:=[.F2]/[.$P$1]" office:value-type="float" office:value="0.0796641506230119">
            <text:p>0.08</text:p>
          </table:table-cell>
          <table:table-cell table:number-columns-repeated="9"/>
        </table:table-row>
        <table:table-row table:style-name="ro1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table:style-name="ce1" office:value-type="float" office:value="407.336430947">
            <text:p>407.34</text:p>
          </table:table-cell>
          <table:table-cell table:style-name="ce1" table:formula="of:=[.$P$1]*[.D3]-[.C3]" office:value-type="float" office:value="-50098.628419392">
            <text:p>-50098.63</text:p>
          </table:table-cell>
          <table:table-cell table:style-name="ce1" table:formula="of:=[.C3]/[.D3]" office:value-type="float" office:value="186.990787499463">
            <text:p>186.99</text:p>
          </table:table-cell>
          <table:table-cell table:style-name="ce1" table:formula="of:=[.F3]/[.$P$1]" office:value-type="float" office:value="2.9217310546791">
            <text:p>2.92</text:p>
          </table:table-cell>
          <table:table-cell table:number-columns-repeated="9"/>
        </table:table-row>
        <table:table-row table:style-name="ro1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office:annotation office:display="true" draw:style-name="gr1" draw:text-style-name="P1" svg:width="1.472in" svg:height="0.5894in" svg:x="4.1244in" svg:y="0in" draw:caption-point-x="-0.2402in" draw:caption-point-y="0.5079in">
              <dc:date>2013-03-03T00:00:00</dc:date>
              <text:p text:style-name="P1">Corrió por 14 días en bonnie sin terminar</text:p>
            </office:annotation>
            <text:p>1209600</text:p>
          </table:table-cell>
          <table:table-cell table:style-name="ce1" office:value-type="float" office:value="5046.83589621">
            <text:p>5046.84</text:p>
          </table:table-cell>
          <table:table-cell table:style-name="ce1" table:formula="of:=[.$P$1]*[.D4]-[.C4]" office:value-type="float" office:value="-886602.50264256">
            <text:p>-886602.50</text:p>
          </table:table-cell>
          <table:table-cell table:style-name="ce1" table:formula="of:=[.C4]/[.D4]" office:value-type="float" office:value="239.674922045388">
            <text:p>239.67</text:p>
          </table:table-cell>
          <table:table-cell table:style-name="ce1" table:formula="of:=[.F4]/[.$P$1]" office:value-type="float" office:value="3.74492065695919">
            <text:p>3.74</text:p>
          </table:table-cell>
          <table:table-cell table:number-columns-repeated="9"/>
        </table:table-row>
        <table:table-row table:style-name="ro1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table:style-name="ce1" office:value-type="float" office:value="291.275011215929">
            <text:p>291.28</text:p>
          </table:table-cell>
          <table:table-cell table:style-name="ce1" table:formula="of:=[.$P$1]*[.D5]-[.C5]" office:value-type="float" office:value="17891.9507178194">
            <text:p>17891.95</text:p>
          </table:table-cell>
          <table:table-cell table:style-name="ce1" table:formula="of:=[.C5]/[.D5]" office:value-type="float" office:value="2.57368456315763">
            <text:p>2.57</text:p>
          </table:table-cell>
          <table:table-cell table:style-name="ce1" table:formula="of:=[.F5]/[.$P$1]" office:value-type="float" office:value="0.0402138212993379">
            <text:p>0.04</text:p>
          </table:table-cell>
          <table:table-cell table:number-columns-repeated="9"/>
        </table:table-row>
        <table:table-row table:style-name="ro1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table:style-name="ce1" office:value-type="float" office:value="1914.447877691">
            <text:p>1914.45</text:p>
          </table:table-cell>
          <table:table-cell table:style-name="ce1" table:formula="of:=[.$P$1]*[.D6]-[.C6]" office:value-type="float" office:value="118541.304172224">
            <text:p>118541.30</text:p>
          </table:table-cell>
          <table:table-cell table:style-name="ce1" table:formula="of:=[.C6]/[.D6]" office:value-type="float" office:value="2.08068344216521">
            <text:p>2.08</text:p>
          </table:table-cell>
          <table:table-cell table:style-name="ce1" table:formula="of:=[.F6]/[.$P$1]" office:value-type="float" office:value="0.0325106787838315">
            <text:p>0.03</text:p>
          </table:table-cell>
          <table:table-cell table:number-columns-repeated="9"/>
        </table:table-row>
        <table:table-row table:style-name="ro1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/>
          <table:table-cell table:style-name="ce1" office:value-type="float" office:value="4362.611553048">
            <text:p>4362.61</text:p>
          </table:table-cell>
          <table:table-cell table:style-name="ce1" table:formula="of:=[.$P$1]*[.D7]-[.C7]" office:value-type="float" office:value="279207.139395072">
            <text:p>279207.14</text:p>
          </table:table-cell>
          <table:table-cell table:style-name="ce1" table:formula="of:=[.C7]/[.D7]" office:value-type="float" office:value="0">
            <text:p>0.00</text:p>
          </table:table-cell>
          <table:table-cell table:style-name="ce1" table:formula="of:=[.F7]/[.$P$1]" office:value-type="float" office:value="0">
            <text:p>0.00</text:p>
          </table:table-cell>
          <table:table-cell table:number-columns-repeated="9"/>
        </table:table-row>
        <table:table-row table:style-name="ro1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table:style-name="ce1" office:value-type="float" office:value="200.85342230787">
            <text:p>200.85</text:p>
          </table:table-cell>
          <table:table-cell table:style-name="ce1" table:formula="of:=[.$P$1]*[.D8]-[.C8]" office:value-type="float" office:value="12637.3090277037">
            <text:p>12637.31</text:p>
          </table:table-cell>
          <table:table-cell table:style-name="ce1" table:formula="of:=[.C8]/[.D8]" office:value-type="float" office:value="1.08193327005853">
            <text:p>1.08</text:p>
          </table:table-cell>
          <table:table-cell table:style-name="ce1" table:formula="of:=[.F8]/[.$P$1]" office:value-type="float" office:value="0.0169052073446645">
            <text:p>0.02</text:p>
          </table:table-cell>
          <table:table-cell table:number-columns-repeated="9"/>
        </table:table-row>
        <table:table-row table:style-name="ro1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table:style-name="ce1" office:value-type="float" office:value="1376.8869917392">
            <text:p>1376.89</text:p>
          </table:table-cell>
          <table:table-cell table:style-name="ce1" table:formula="of:=[.$P$1]*[.D9]-[.C9]" office:value-type="float" office:value="85265.4674713088">
            <text:p>85265.47</text:p>
          </table:table-cell>
          <table:table-cell table:style-name="ce1" table:formula="of:=[.C9]/[.D9]" office:value-type="float" office:value="2.073735910885">
            <text:p>2.07</text:p>
          </table:table-cell>
          <table:table-cell table:style-name="ce1" table:formula="of:=[.F9]/[.$P$1]" office:value-type="float" office:value="0.0324021236075782">
            <text:p>0.03</text:p>
          </table:table-cell>
          <table:table-cell table:number-columns-repeated="9"/>
        </table:table-row>
        <table:table-row table:style-name="ro1">
          <table:table-cell office:value-type="string">
            <text:p>MarkGC Soundness2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ce1" table:formula="of:=[.$P$1]*[.D10]-[.C10]" office:value-type="float" office:value="0">
            <text:p>0.00</text:p>
          </table:table-cell>
          <table:table-cell table:style-name="ce1" table:formula="of:=[.C10]/[.D10]" office:value-type="float" office:value="0">
            <text:p>#DIV/0!</text:p>
          </table:table-cell>
          <table:table-cell table:style-name="ce1" table:formula="of:=[.F10]/[.$P$1]" office:value-type="float" office:value="0">
            <text:p>#DIV/0!</text:p>
          </table:table-cell>
          <table:table-cell table:number-columns-repeated="9"/>
        </table:table-row>
        <table:table-row table:style-name="ro1">
          <table:table-cell office:value-type="string">
            <text:p>IOLUS OutsiderCantSend</text:p>
          </table:table-cell>
          <table:table-cell office:value-type="float" office:value="8">
            <text:p>8</text:p>
          </table:table-cell>
          <table:table-cell office:value-type="float" office:value="1955.7">
            <text:p>1955.7</text:p>
          </table:table-cell>
          <table:table-cell/>
          <table:table-cell table:style-name="ce1" table:formula="of:=[.$P$1]*[.D11]-[.C11]" office:value-type="float" office:value="-1955.7">
            <text:p>-1955.70</text:p>
          </table:table-cell>
          <table:table-cell table:style-name="ce1" table:formula="of:=[.C11]/[.D11]" office:value-type="float" office:value="0">
            <text:p>#DIV/0!</text:p>
          </table:table-cell>
          <table:table-cell table:style-name="ce1" table:formula="of:=[.F11]/[.$P$1]" office:value-type="float" office:value="0">
            <text:p>#DIV/0!</text:p>
          </table:table-cell>
          <table:table-cell table:number-columns-repeated="9"/>
        </table:table-row>
        <table:table-row table:style-name="ro2" table:number-rows-repeated="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Vissani</meta:initial-creator>
    <meta:creation-date>2013-03-03T19:00:00</meta:creation-date>
    <dc:date>2013-03-03T19:49:29</dc:date>
    <dc:creator>Ignacio Vissani</dc:creator>
    <meta:editing-duration>PT33M39S</meta:editing-duration>
    <meta:editing-cycles>4</meta:editing-cycles>
    <meta:generator>LibreOffice/3.5$Linux_X86_64 LibreOffice_project/350m1$Build-2</meta:generator>
    <meta:document-statistic meta:table-count="3" meta:cell-count="78" meta:object-count="0"/>
  </office:meta>
</office:document-meta>
</file>